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4d128" officeooo:paragraph-rsid="0004d128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(testIterface)</text:p>
      <text:p text:style-name="P1"><text:s/></text:p>
      <text:p text:style-name="P1">import java.util.*;</text:p>
      <text:p text:style-name="P1"><text:s/></text:p>
      <text:p text:style-name="P1">interface Student</text:p>
      <text:p text:style-name="P1">{</text:p>
      <text:p text:style-name="P1"><text:s/>float[] getMarks();</text:p>
      <text:p text:style-name="P1"><text:s/>float calcGPA();</text:p>
      <text:p text:style-name="P1">}</text:p>
      <text:p text:style-name="P1"/>
      <text:p text:style-name="P1">class Person</text:p>
      <text:p text:style-name="P1">{</text:p>
      <text:p text:style-name="P1"><text:s/>private String name,address;</text:p>
      <text:p text:style-name="P1"><text:s/>public Person(String name,String address)</text:p>
      <text:p text:style-name="P1"><text:s/>{</text:p>
      <text:p text:style-name="P1"><text:s text:c="2"/>this.name=name;</text:p>
      <text:p text:style-name="P1"><text:s text:c="2"/>this.address=address;</text:p>
      <text:p text:style-name="P1"><text:s/>}</text:p>
      <text:p text:style-name="P1"><text:s/>public String getName()</text:p>
      <text:p text:style-name="P1"><text:s/>{</text:p>
      <text:p text:style-name="P1"><text:s text:c="2"/>return name;</text:p>
      <text:p text:style-name="P1"><text:s/>}</text:p>
      <text:p text:style-name="P1"><text:s/>public String getAddress()</text:p>
      <text:p text:style-name="P1"><text:s/>{</text:p>
      <text:p text:style-name="P1"><text:s text:c="2"/>return address;</text:p>
      <text:p text:style-name="P1"><text:s/>}</text:p>
      <text:p text:style-name="P1"><text:s/>public void setAddress(String address)</text:p>
      <text:p text:style-name="P1"><text:s/>{</text:p>
      <text:p text:style-name="P1"><text:s text:c="2"/>this.address=address; </text:p>
      <text:p text:style-name="P1"><text:s/>}</text:p>
      <text:p text:style-name="P1"><text:s/></text:p>
      <text:p text:style-name="P1">}</text:p>
      <text:p text:style-name="P1"/>
      <text:p text:style-name="P1">class Employee extends Person</text:p>
      <text:p text:style-name="P1">{</text:p>
      <text:p text:style-name="P1"><text:s/>private String empid,dept;</text:p>
      <text:p text:style-name="P1"><text:s/>private int basic;</text:p>
      <text:p text:style-name="P1"><text:s/>public Employee(String name,String address,String empid,String dept,int basic)</text:p>
      <text:p text:style-name="P1"><text:s/>{</text:p>
      <text:p text:style-name="P1"><text:s text:c="2"/>super(name,address);</text:p>
      <text:p text:style-name="P1"><text:s text:c="2"/>this.empid=empid;</text:p>
      <text:p text:style-name="P1"><text:s text:c="2"/>this.dept=dept;</text:p>
      <text:p text:style-name="P1"><text:s text:c="2"/>this.basic=basic;</text:p>
      <text:p text:style-name="P1"><text:s/>}</text:p>
      <text:p text:style-name="P1"><text:s/>public String getEmpid()</text:p>
      <text:p text:style-name="P1"><text:s/>{</text:p>
      <text:p text:style-name="P1"><text:s text:c="2"/>return empid;</text:p>
      <text:p text:style-name="P1"><text:s/>}</text:p>
      <text:p text:style-name="P1"><text:s/>public String getDept()</text:p>
      <text:p text:style-name="P1"><text:s/>{</text:p>
      <text:p text:style-name="P1"><text:s text:c="2"/>return dept;</text:p>
      <text:p text:style-name="P1"><text:s/>}</text:p>
      <text:p text:style-name="P1"><text:s/>public int getBasic()</text:p>
      <text:p text:style-name="P1"><text:s/>{</text:p>
      <text:p text:style-name="P1"><text:s text:c="2"/>return basic;</text:p>
      <text:p text:style-name="P1"><text:s/>}</text:p>
      <text:p text:style-name="P1"><text:s/>public void setBasic(int basic)</text:p>
      <text:p text:style-name="P1"><text:s/>{</text:p>
      <text:p text:style-name="P1"><text:s text:c="2"/>this.basic=basic;</text:p>
      <text:p text:style-name="P1"><text:s/>}</text:p>
      <text:p text:style-name="P1"><text:s/>public void setDept(String dept)</text:p>
      <text:p text:style-name="P1"><text:s/>{</text:p>
      <text:p text:style-name="P1"><text:s text:c="2"/>this.dept=dept;</text:p>
      <text:p text:style-name="P1"><text:s/>}</text:p>
      <text:p text:style-name="P1"><text:s/>float calSalary()</text:p>
      <text:p text:style-name="P1"><text:s/>{</text:p>
      <text:p text:style-name="P1"><text:s text:c="3"/>return basic*2;</text:p>
      <text:p text:style-name="P1"><text:s/>}</text:p>
      <text:p text:style-name="P1">}</text:p>
      <text:p text:style-name="P1"><text:s/></text:p>
      <text:p text:style-name="P1"><text:soft-page-break/>class Faculty extends Employee</text:p>
      <text:p text:style-name="P1">{</text:p>
      <text:p text:style-name="P1"><text:s/>private String designation,course;</text:p>
      <text:p text:style-name="P1"><text:s/>public Faculty(String name,String address,String empid,String dept,int basic,String desig,String course)</text:p>
      <text:p text:style-name="P1"><text:s/>{</text:p>
      <text:p text:style-name="P1"><text:s text:c="2"/>super(name,address,empid,dept,basic);</text:p>
      <text:p text:style-name="P1"><text:s text:c="3"/>designation=desig;</text:p>
      <text:p text:style-name="P1"><text:s text:c="3"/>this.course=course;</text:p>
      <text:p text:style-name="P1"><text:s/>} <text:s/></text:p>
      <text:p text:style-name="P1"><text:s/>public String getDesig()</text:p>
      <text:p text:style-name="P1"><text:s/>{</text:p>
      <text:p text:style-name="P1"><text:s text:c="2"/>return designation;</text:p>
      <text:p text:style-name="P1"><text:s/>}</text:p>
      <text:p text:style-name="P1"><text:s/>public String getCourse()</text:p>
      <text:p text:style-name="P1"><text:s/>{</text:p>
      <text:p text:style-name="P1"><text:s text:c="2"/>return course;</text:p>
      <text:p text:style-name="P1"><text:s/>}</text:p>
      <text:p text:style-name="P1"><text:s/>public void setDesig(String desig)</text:p>
      <text:p text:style-name="P1"><text:s/>{</text:p>
      <text:p text:style-name="P1"><text:s text:c="2"/>designation=desig;</text:p>
      <text:p text:style-name="P1"><text:s/>}</text:p>
      <text:p text:style-name="P1"><text:s/>public void setCourse()</text:p>
      <text:p text:style-name="P1"><text:s/>{</text:p>
      <text:p text:style-name="P1"><text:s text:c="2"/>this.course=course;</text:p>
      <text:p text:style-name="P1"><text:s/>}</text:p>
      <text:p text:style-name="P1"><text:s/>public float calSalary()</text:p>
      <text:p text:style-name="P1"><text:s/>{</text:p>
      <text:p text:style-name="P1"><text:s text:c="2"/>return getBasic()*3;</text:p>
      <text:p text:style-name="P1"><text:s/>}</text:p>
      <text:p text:style-name="P1">}</text:p>
      <text:p text:style-name="P1"/>
      <text:p text:style-name="P1">class TeachingAssistant extends Employee implements Student</text:p>
      <text:p text:style-name="P1">{</text:p>
      <text:p text:style-name="P1"><text:s/>private String project,course;</text:p>
      <text:p text:style-name="P1"><text:s/>float[] marks=new float[5];</text:p>
      <text:p text:style-name="P1"/>
      <text:p text:style-name="P1"><text:s/>public TeachingAssistant(String name,String address,String empid,String dept,int basic,String project,String course,float[] marks)</text:p>
      <text:p text:style-name="P1"><text:s/>{</text:p>
      <text:p text:style-name="P1"><text:s text:c="2"/>super(name,address,empid,dept,basic);</text:p>
      <text:p text:style-name="P1"><text:s text:c="2"/>this.project=project;</text:p>
      <text:p text:style-name="P1"><text:s text:c="2"/>this.course=course;</text:p>
      <text:p text:style-name="P1"><text:s text:c="2"/>for(int i=0;i&lt;5;i++)</text:p>
      <text:p text:style-name="P1"><text:s text:c="6"/>this.marks[i]=marks[i];</text:p>
      <text:p text:style-name="P1"><text:s/>}</text:p>
      <text:p text:style-name="P1"><text:s/>public float[] getMarks()</text:p>
      <text:p text:style-name="P1"><text:s/>{</text:p>
      <text:p text:style-name="P1"><text:s text:c="2"/>return marks;</text:p>
      <text:p text:style-name="P1"><text:s/>}</text:p>
      <text:p text:style-name="P1"><text:s/>public float calcGPA()</text:p>
      <text:p text:style-name="P1"><text:s/>{</text:p>
      <text:p text:style-name="P1"><text:s text:c="3"/>int temp=0;</text:p>
      <text:p text:style-name="P1"><text:s text:c="3"/>for(int i=0;i&lt;5;i++)</text:p>
      <text:p text:style-name="P1"><text:s text:c="3"/>temp+=marks[i];</text:p>
      <text:p text:style-name="P1"><text:s text:c="3"/>return temp/50;</text:p>
      <text:p text:style-name="P1"><text:s/>}</text:p>
      <text:p text:style-name="P1"><text:s/>public String getProject()</text:p>
      <text:p text:style-name="P1"><text:s/>{</text:p>
      <text:p text:style-name="P1"><text:s text:c="4"/>return project; <text:s/></text:p>
      <text:p text:style-name="P1"><text:s/>}</text:p>
      <text:p text:style-name="P1"><text:s/>public String getCourse()</text:p>
      <text:p text:style-name="P1"><text:s/>{</text:p>
      <text:p text:style-name="P1"><text:s text:c="4"/>return course;</text:p>
      <text:p text:style-name="P1"><text:s/>}</text:p>
      <text:p text:style-name="P1"><text:s/>public void setCourse()</text:p>
      <text:p text:style-name="P1"><text:s/>{</text:p>
      <text:p text:style-name="P1"><text:s text:c="3"/>this.course=course;</text:p>
      <text:p text:style-name="P1"><text:s/>}</text:p>
      <text:p text:style-name="P1"><text:s/>public float calSalary() </text:p>
      <text:p text:style-name="P1"><text:s/>{</text:p>
      <text:p text:style-name="P1"><text:s text:c="3"/>return getBasic()*4;</text:p>
      <text:p text:style-name="P1"><text:soft-page-break/><text:s/>}</text:p>
      <text:p text:style-name="P1">}</text:p>
      <text:p text:style-name="P1"/>
      <text:p text:style-name="P1">class testInterface</text:p>
      <text:p text:style-name="P1">{ static int countta,countf;</text:p>
      <text:p text:style-name="P1"><text:s text:c="2"/>static Scanner input=new Scanner(System.in);</text:p>
      <text:p text:style-name="P1"><text:s/>public static void main(String[] args)</text:p>
      <text:p text:style-name="P1"><text:s/>{</text:p>
      <text:p text:style-name="P1"><text:s text:c="3"/>int choice,size;</text:p>
      <text:p text:style-name="P1"><text:s text:c="4"/>System.out.print("enter how many person detials you are going to give : ");</text:p>
      <text:p text:style-name="P1"><text:s text:c="4"/>size=input.nextInt();</text:p>
      <text:p text:style-name="P1"><text:s text:c="3"/>Faculty[] f=new Faculty[size];</text:p>
      <text:p text:style-name="P1"><text:s text:c="3"/>TeachingAssistant[] ta=new TeachingAssistant[size];</text:p>
      <text:p text:style-name="P1"><text:s text:c="3"/>for(int i=0;i&lt;size;i++)</text:p>
      <text:p text:style-name="P1"><text:s text:c="3"/>{</text:p>
      <text:p text:style-name="P1"><text:s text:c="4"/>System.out.print("1-faclty\n2-TeachingAssistant\nenter your choice : ");</text:p>
      <text:p text:style-name="P1"><text:s text:c="4"/>choice=input.nextInt(); </text:p>
      <text:p text:style-name="P1"><text:s text:c="4"/>if(choice==1)</text:p>
      <text:p text:style-name="P1"><text:s text:c="6"/>input_fun(f);</text:p>
      <text:p text:style-name="P1"><text:s text:c="4"/>else if(choice==2)</text:p>
      <text:p text:style-name="P1"><text:s text:c="7"/>input_fun(ta);</text:p>
      <text:p text:style-name="P1"><text:s text:c="3"/>}</text:p>
      <text:p text:style-name="P1"><text:s text:c="3"/>output(f,ta);</text:p>
      <text:p text:style-name="P1"><text:s text:c="2"/></text:p>
      <text:p text:style-name="P1"><text:s/>}</text:p>
      <text:p text:style-name="P1"><text:s/>static void input_fun(Faculty[] f)</text:p>
      <text:p text:style-name="P1"><text:s/>{</text:p>
      <text:p text:style-name="P1"><text:s text:c="3"/>String name,address,empid,dept,course,desig;</text:p>
      <text:p text:style-name="P1"><text:s text:c="3"/>int <text:s/>basic;</text:p>
      <text:p text:style-name="P1"><text:s text:c="3"/>System.out.print("enter name : ");</text:p>
      <text:p text:style-name="P1"><text:s text:c="2"/><text:tab/> name=input.next();</text:p>
      <text:p text:style-name="P1"><text:s text:c="3"/>System.out.print("enter address : ");</text:p>
      <text:p text:style-name="P1"><text:s text:c="2"/><text:tab/> address=input.next();</text:p>
      <text:p text:style-name="P1"><text:s text:c="3"/>System.out.print("enter empid : ");</text:p>
      <text:p text:style-name="P1"><text:s text:c="2"/><text:tab/> empid=input.next();</text:p>
      <text:p text:style-name="P1"><text:s text:c="3"/>System.out.print("enter department : ");</text:p>
      <text:p text:style-name="P1"><text:s text:c="2"/><text:tab/> dept=input.next();</text:p>
      <text:p text:style-name="P1"><text:s text:c="3"/>System.out.print("enter course : ");</text:p>
      <text:p text:style-name="P1"><text:s text:c="2"/><text:tab/> course=input.next();</text:p>
      <text:p text:style-name="P1"><text:s text:c="3"/>System.out.print("enter designation : ");</text:p>
      <text:p text:style-name="P1"><text:s text:c="2"/><text:tab/> desig=input.next();</text:p>
      <text:p text:style-name="P1"><text:s text:c="3"/>System.out.print("enter basic pay : ");</text:p>
      <text:p text:style-name="P1"><text:s text:c="2"/><text:tab/> basic=input.nextInt();</text:p>
      <text:p text:style-name="P1"><text:s text:c="3"/>f[countf]=new Faculty(name,address,empid,dept,basic,desig,course);</text:p>
      <text:p text:style-name="P1"><text:s text:c="3"/>countf++;</text:p>
      <text:p text:style-name="P1"><text:s/>}</text:p>
      <text:p text:style-name="P1"><text:s/></text:p>
      <text:p text:style-name="P1"><text:s/>static void input_fun(TeachingAssistant[] ta)</text:p>
      <text:p text:style-name="P1"><text:s/>{</text:p>
      <text:p text:style-name="P1"><text:s text:c="3"/>String name,address,empid,dept,course,project;</text:p>
      <text:p text:style-name="P1"><text:s text:c="3"/>int <text:s/>basic;</text:p>
      <text:p text:style-name="P1"><text:s text:c="3"/>float[] marks=new float[5];</text:p>
      <text:p text:style-name="P1"/>
      <text:p text:style-name="P1"><text:s text:c="3"/>System.out.print("enter name : ");</text:p>
      <text:p text:style-name="P1"><text:s text:c="2"/><text:tab/> name=input.next();</text:p>
      <text:p text:style-name="P1"><text:s text:c="3"/>System.out.print("enter address : ");</text:p>
      <text:p text:style-name="P1"><text:s text:c="2"/><text:tab/> address=input.next();</text:p>
      <text:p text:style-name="P1"><text:s text:c="3"/>System.out.print("enter empid : ");</text:p>
      <text:p text:style-name="P1"><text:s text:c="2"/><text:tab/> empid=input.next();</text:p>
      <text:p text:style-name="P1"><text:s text:c="3"/>System.out.print("enter department : ");</text:p>
      <text:p text:style-name="P1"><text:s text:c="2"/><text:tab/> dept=input.next();</text:p>
      <text:p text:style-name="P1"><text:s text:c="3"/>System.out.print("enter course : ");</text:p>
      <text:p text:style-name="P1"><text:s text:c="2"/><text:tab/> course=input.next();</text:p>
      <text:p text:style-name="P1"><text:s text:c="3"/>System.out.print("enter project : ");</text:p>
      <text:p text:style-name="P1"><text:s text:c="2"/><text:tab/> project=input.next();</text:p>
      <text:p text:style-name="P1"><text:s text:c="3"/>System.out.print("enter basic pay : ");</text:p>
      <text:p text:style-name="P1"><text:s text:c="2"/><text:tab/> basic=input.nextInt();</text:p>
      <text:p text:style-name="P1"><text:s text:c="3"/>for(int i=0;i&lt;5;i++)</text:p>
      <text:p text:style-name="P1"><text:s text:c="4"/>{</text:p>
      <text:p text:style-name="P1"><text:s text:c="5"/>System.out.print("enter mark["+(i+1)+"] : ");</text:p>
      <text:p text:style-name="P1"><text:soft-page-break/><text:s text:c="5"/>marks[i]=input.nextFloat();</text:p>
      <text:p text:style-name="P1"><text:s text:c="4"/>}</text:p>
      <text:p text:style-name="P1"><text:s text:c="3"/>ta[countta]=new TeachingAssistant(name,address,empid,dept,basic,project,course,marks);</text:p>
      <text:p text:style-name="P1"><text:s text:c="4"/>countta++;</text:p>
      <text:p text:style-name="P1"><text:s text:c="2"/>}</text:p>
      <text:p text:style-name="P1"><text:s text:c="2"/>static void output(Faculty[] f,TeachingAssistant[] ta)</text:p>
      <text:p text:style-name="P1"><text:s text:c="2"/>{</text:p>
      <text:p text:style-name="P1"><text:s text:c="2"/></text:p>
      <text:p text:style-name="P1"><text:s text:c="2"/>for(int i=0;i&lt;countf;i++)</text:p>
      <text:p text:style-name="P1"><text:s text:c="4"/>{</text:p>
      <text:p text:style-name="P1"><text:s text:c="4"/>System.out.println("\nNAME : "+f[i].getName()+"\nADDRESS : "+f[i].getAddress()+"\nEMPID : "+f[i].getEmpid()+"\nDEPARTMENT : "+f[i].getDept()+"\nCOURSE : <text:s/>"+f[i].getCourse()+"\nDESIGNATION : "+f[i].getDesig()+"\nBASIC PAY : "+f[i].getBasic()+"\nSALARY : "+f[i].calSalary());</text:p>
      <text:p text:style-name="P1"><text:s text:c="4"/>} <text:s/></text:p>
      <text:p text:style-name="P1"><text:s text:c="4"/>for(int i=0;i&lt;countta;i++)</text:p>
      <text:p text:style-name="P1"><text:s text:c="4"/>{</text:p>
      <text:p text:style-name="P1"><text:s text:c="4"/>System.out.print("NAME : "+ta[i].getName()+"\nADDRESS : "+ta[i].getAddress()+"\nEMPID : "+ta[i].getEmpid()+"\nDEPARTMENT : "+ta[i].getDept()+"\nCOURSE : <text:s/>"+ta[i].getCourse()+"\nPROJECT : "+ta[i].getProject()+"\nBASIC PAY : "+ta[i].getBasic()+"\nSALARY : "+ta[i].calSalary());</text:p>
      <text:p text:style-name="P1"><text:s text:c="3"/>System.out.print("\nMARKS : ");</text:p>
      <text:p text:style-name="P1"><text:s text:c="3"/>for(int j=0;j&lt;5;j++)</text:p>
      <text:p text:style-name="P1"><text:s text:c="11"/>System.out.print("<text:tab/>"+ta[i].marks[j]);</text:p>
      <text:p text:style-name="P1"><text:s text:c="5"/></text:p>
      <text:p text:style-name="P1"><text:s text:c="7"/>System.out.println("GPA : "+ta[i].calcGPA());</text:p>
      <text:p text:style-name="P1"><text:s text:c="2"/>} </text:p>
      <text:p text:style-name="P1"><text:s text:c="3"/></text:p>
      <text:p text:style-name="P1"/>
      <text:p text:style-name="P1"><text:s text:c="2"/>}</text:p>
      <text:p text:style-name="P1">}</text:p>
      <text:p text:style-name="P1"/>
      <text:p text:style-name="P1">/*SAMPLE I/O : </text:p>
      <text:p text:style-name="P1">aswin@aswin-pavilion-15:~/Desktop/sem3/java/lab/ex4b$ java PersonDetials</text:p>
      <text:p text:style-name="P1">enter how many person detials you are going to give : 2</text:p>
      <text:p text:style-name="P1">1-faclty</text:p>
      <text:p text:style-name="P1">2-TeachingAssistant</text:p>
      <text:p text:style-name="P1">enter your choice : 1</text:p>
      <text:p text:style-name="P1">enter name : dharshan <text:s text:c="11"/></text:p>
      <text:p text:style-name="P1">enter address : 19/66</text:p>
      <text:p text:style-name="P1">enter empid : 17</text:p>
      <text:p text:style-name="P1">enter department : cse</text:p>
      <text:p text:style-name="P1">enter course : python</text:p>
      <text:p text:style-name="P1">enter designation : professor</text:p>
      <text:p text:style-name="P1">enter basic pay : 100000</text:p>
      <text:p text:style-name="P1">1-faclty</text:p>
      <text:p text:style-name="P1">2-TeachingAssistant</text:p>
      <text:p text:style-name="P1">enter your choice : 2</text:p>
      <text:p text:style-name="P1">enter name : aswin</text:p>
      <text:p text:style-name="P1">enter address : 00/00</text:p>
      <text:p text:style-name="P1">enter empid : 0</text:p>
      <text:p text:style-name="P1">enter department : cse</text:p>
      <text:p text:style-name="P1">enter course : python</text:p>
      <text:p text:style-name="P1">enter project : chandrayan</text:p>
      <text:p text:style-name="P1">enter basic pay : 10</text:p>
      <text:p text:style-name="P1">enter mark[1] : 12</text:p>
      <text:p text:style-name="P1">enter mark[2] : 43</text:p>
      <text:p text:style-name="P1">enter mark[3] : 56</text:p>
      <text:p text:style-name="P1">enter mark[4] : 76</text:p>
      <text:p text:style-name="P1">enter mark[5] : 78</text:p>
      <text:p text:style-name="P1"/>
      <text:p text:style-name="P1">NAME : dharshan</text:p>
      <text:p text:style-name="P1">ADDRESS : 19/66</text:p>
      <text:p text:style-name="P1">EMPID : 17</text:p>
      <text:p text:style-name="P1">DEPARTMENT : cse</text:p>
      <text:p text:style-name="P1">COURSE : <text:s/>python</text:p>
      <text:p text:style-name="P1">DESIGNATION : professor</text:p>
      <text:p text:style-name="P1">BASIC PAY : 100000</text:p>
      <text:p text:style-name="P1">SALARY : 300000.0</text:p>
      <text:p text:style-name="P1">NAME : aswin</text:p>
      <text:p text:style-name="P1">ADDRESS : 00/00</text:p>
      <text:p text:style-name="P1">EMPID : 0</text:p>
      <text:p text:style-name="P1"><text:soft-page-break/>DEPARTMENT : cse</text:p>
      <text:p text:style-name="P1">COURSE : <text:s/>python</text:p>
      <text:p text:style-name="P1">PROJECT : chandrayan</text:p>
      <text:p text:style-name="P1">BASIC PAY : 10</text:p>
      <text:p text:style-name="P1">SALARY : 40.0</text:p>
      <text:p text:style-name="P1">MARKS : <text:tab/>12.0<text:tab/>43.0<text:tab/>56.0<text:tab/>76.0<text:tab/>78.0</text:p>
      <text:p text:style-name="P1">GPA : 5.0</text:p>
      <text:p text:style-name="P1"/>
      <text:p text:style-name="P1">*/</text:p>
      <text:p text:style-name="P1"/>
      <text:p text:style-name="P1">Q2(testAbstract)</text:p>
      <text:p text:style-name="P1"/>
      <text:p text:style-name="P1">import java.util.*;</text:p>
      <text:p text:style-name="P1">abstract class Shape</text:p>
      <text:p text:style-name="P1">{</text:p>
      <text:p text:style-name="P1"><text:s/>protected String color="red";</text:p>
      <text:p text:style-name="P1"><text:s/>public Shape()</text:p>
      <text:p text:style-name="P1"><text:s/>{</text:p>
      <text:p text:style-name="P1"><text:s/>}</text:p>
      <text:p text:style-name="P1"><text:s/>public Shape(String color)</text:p>
      <text:p text:style-name="P1"><text:s/>{</text:p>
      <text:p text:style-name="P1"><text:s text:c="2"/>this.color=color;</text:p>
      <text:p text:style-name="P1"><text:s/>}</text:p>
      <text:p text:style-name="P1"><text:s/>public String getColor()</text:p>
      <text:p text:style-name="P1"><text:s/>{</text:p>
      <text:p text:style-name="P1"><text:s text:c="2"/>return color;</text:p>
      <text:p text:style-name="P1"><text:s/>}</text:p>
      <text:p text:style-name="P1"><text:s/>public void setColor(String color)</text:p>
      <text:p text:style-name="P1"><text:s/>{</text:p>
      <text:p text:style-name="P1"><text:s text:c="2"/>this.color=color;</text:p>
      <text:p text:style-name="P1"><text:s/>}</text:p>
      <text:p text:style-name="P1"><text:s text:c="2"/>abstract float getArea();</text:p>
      <text:p text:style-name="P1"><text:s text:c="2"/>abstract float getPerimeter();</text:p>
      <text:p text:style-name="P1">}</text:p>
      <text:p text:style-name="P1"/>
      <text:p text:style-name="P1">class Circle extends Shape</text:p>
      <text:p text:style-name="P1">{</text:p>
      <text:p text:style-name="P1"><text:s/>protected float radius=1.0f;</text:p>
      <text:p text:style-name="P1"><text:s/>public Circle()</text:p>
      <text:p text:style-name="P1"><text:s/>{</text:p>
      <text:p text:style-name="P1"><text:s/>}</text:p>
      <text:p text:style-name="P1"><text:s/>public Circle(float radius,String color)</text:p>
      <text:p text:style-name="P1"><text:s/>{</text:p>
      <text:p text:style-name="P1"><text:s text:c="2"/>setColor(color);</text:p>
      <text:p text:style-name="P1"><text:s text:c="2"/>this.radius=radius;</text:p>
      <text:p text:style-name="P1"><text:s/>}</text:p>
      <text:p text:style-name="P1"><text:s/>public float getRadius()</text:p>
      <text:p text:style-name="P1"><text:s/>{</text:p>
      <text:p text:style-name="P1"><text:s text:c="2"/>return radius;</text:p>
      <text:p text:style-name="P1"><text:s/>}</text:p>
      <text:p text:style-name="P1"><text:s/>public void setRadius(float radius)</text:p>
      <text:p text:style-name="P1"><text:s/>{</text:p>
      <text:p text:style-name="P1"><text:s text:c="2"/>this.radius=radius;</text:p>
      <text:p text:style-name="P1"><text:s/>}</text:p>
      <text:p text:style-name="P1"><text:s/>public float getArea()</text:p>
      <text:p text:style-name="P1"><text:s/>{</text:p>
      <text:p text:style-name="P1"><text:s text:c="3"/>return 3.14f*radius*radius;</text:p>
      <text:p text:style-name="P1"><text:s/>}</text:p>
      <text:p text:style-name="P1"><text:s/>public float getPerimeter()</text:p>
      <text:p text:style-name="P1"><text:s/>{</text:p>
      <text:p text:style-name="P1"><text:s text:c="2"/>return 3.14f*2*radius;</text:p>
      <text:p text:style-name="P1"><text:s/>}</text:p>
      <text:p text:style-name="P1">}</text:p>
      <text:p text:style-name="P1"/>
      <text:p text:style-name="P1">class Rectangle extends Shape</text:p>
      <text:p text:style-name="P1">{</text:p>
      <text:p text:style-name="P1"><text:s/>protected float width=1.0f,length=1.0f;</text:p>
      <text:p text:style-name="P1"><text:s/>public Rectangle()</text:p>
      <text:p text:style-name="P1"><text:s/>{</text:p>
      <text:p text:style-name="P1"><text:s/>}</text:p>
      <text:p text:style-name="P1"><text:soft-page-break/><text:s/>public Rectangle(float width,float length)</text:p>
      <text:p text:style-name="P1"><text:s/>{</text:p>
      <text:p text:style-name="P1"><text:s text:c="2"/>this.width=width;</text:p>
      <text:p text:style-name="P1"><text:s text:c="2"/>this.length=length;</text:p>
      <text:p text:style-name="P1"><text:s/>}</text:p>
      <text:p text:style-name="P1"><text:s/>public Rectangle(float width,float length,String color)</text:p>
      <text:p text:style-name="P1"><text:s/>{</text:p>
      <text:p text:style-name="P1"><text:s text:c="2"/>super(color);</text:p>
      <text:p text:style-name="P1"><text:s text:c="2"/>this.width=width;</text:p>
      <text:p text:style-name="P1"><text:s text:c="2"/>this.length=length;</text:p>
      <text:p text:style-name="P1"><text:s/>}</text:p>
      <text:p text:style-name="P1"><text:s text:c="2"/>public float getWidth()</text:p>
      <text:p text:style-name="P1"><text:s text:c="2"/>{</text:p>
      <text:p text:style-name="P1"><text:s text:c="3"/>return width;</text:p>
      <text:p text:style-name="P1"><text:s text:c="2"/>}</text:p>
      <text:p text:style-name="P1"><text:s text:c="2"/>public float getLength()</text:p>
      <text:p text:style-name="P1"><text:s text:c="2"/>{</text:p>
      <text:p text:style-name="P1"><text:s text:c="3"/>return length;</text:p>
      <text:p text:style-name="P1"><text:s text:c="2"/>}</text:p>
      <text:p text:style-name="P1"><text:s/>public void setLength(float length)</text:p>
      <text:p text:style-name="P1"><text:s/>{</text:p>
      <text:p text:style-name="P1"><text:s text:c="2"/>this.length=length;</text:p>
      <text:p text:style-name="P1"><text:s/>}</text:p>
      <text:p text:style-name="P1"><text:s/>public void setWidth(float width)</text:p>
      <text:p text:style-name="P1"><text:s/>{</text:p>
      <text:p text:style-name="P1"><text:s text:c="2"/>this.width=width;</text:p>
      <text:p text:style-name="P1"><text:s/>}</text:p>
      <text:p text:style-name="P1"><text:s/>public float getArea()</text:p>
      <text:p text:style-name="P1"><text:s/>{</text:p>
      <text:p text:style-name="P1"><text:s text:c="3"/>return length*width;</text:p>
      <text:p text:style-name="P1"><text:s/>}</text:p>
      <text:p text:style-name="P1"><text:s/>public float getPerimeter()</text:p>
      <text:p text:style-name="P1"><text:s/>{</text:p>
      <text:p text:style-name="P1"><text:s text:c="2"/>return 2*(length+width); </text:p>
      <text:p text:style-name="P1"><text:s/>}</text:p>
      <text:p text:style-name="P1"><text:s/></text:p>
      <text:p text:style-name="P1">}</text:p>
      <text:p text:style-name="P1"/>
      <text:p text:style-name="P1">class Square extends Rectangle</text:p>
      <text:p text:style-name="P1">{</text:p>
      <text:p text:style-name="P1"><text:s/>protected float side;</text:p>
      <text:p text:style-name="P1"><text:s/>public Square()</text:p>
      <text:p text:style-name="P1"><text:s/>{</text:p>
      <text:p text:style-name="P1"><text:s/>}</text:p>
      <text:p text:style-name="P1"><text:s/>public Square(float side)</text:p>
      <text:p text:style-name="P1"><text:s/>{</text:p>
      <text:p text:style-name="P1"><text:s text:c="3"/>this.side=side;</text:p>
      <text:p text:style-name="P1"><text:s/>}</text:p>
      <text:p text:style-name="P1"><text:s/>public Square(float side,String color)</text:p>
      <text:p text:style-name="P1"><text:s/>{</text:p>
      <text:p text:style-name="P1"><text:s text:c="3"/>setColor(color);</text:p>
      <text:p text:style-name="P1"><text:s text:c="3"/>this.side=side;</text:p>
      <text:p text:style-name="P1"><text:s/>}</text:p>
      <text:p text:style-name="P1"><text:s/>public float getSide()</text:p>
      <text:p text:style-name="P1"><text:s/>{</text:p>
      <text:p text:style-name="P1"><text:s text:c="3"/>return side;</text:p>
      <text:p text:style-name="P1"><text:s/>}</text:p>
      <text:p text:style-name="P1"><text:s/>public void setSide(float side)</text:p>
      <text:p text:style-name="P1"><text:s/>{</text:p>
      <text:p text:style-name="P1"><text:s text:c="2"/>this.side=side;</text:p>
      <text:p text:style-name="P1"><text:s/>}</text:p>
      <text:p text:style-name="P1"><text:s/>public float getArea()</text:p>
      <text:p text:style-name="P1"><text:s/>{</text:p>
      <text:p text:style-name="P1"><text:s text:c="3"/>return side*side;</text:p>
      <text:p text:style-name="P1"><text:s/>}</text:p>
      <text:p text:style-name="P1"><text:s/>public float getPerimeter()</text:p>
      <text:p text:style-name="P1"><text:s/>{</text:p>
      <text:p text:style-name="P1"><text:s text:c="2"/>return 2*side;</text:p>
      <text:p text:style-name="P1"><text:s/>}</text:p>
      <text:p text:style-name="P1">}</text:p>
      <text:p text:style-name="P1"><text:soft-page-break/></text:p>
      <text:p text:style-name="P1">class testAbstract</text:p>
      <text:p text:style-name="P1">{</text:p>
      <text:p text:style-name="P1"><text:s/>static int countr,countc,counts;</text:p>
      <text:p text:style-name="P1"><text:s/>static Scanner input=new Scanner(System.in);</text:p>
      <text:p text:style-name="P1"><text:s/>public static void main(String[] args)</text:p>
      <text:p text:style-name="P1"><text:s/>{</text:p>
      <text:p text:style-name="P1"><text:s text:c="3"/>int size,choice;</text:p>
      <text:p text:style-name="P1"><text:s text:c="3"/>System.out.print("enter how many shapes you are going to give : ");</text:p>
      <text:p text:style-name="P1"><text:s text:c="3"/>size=input.nextInt();</text:p>
      <text:p text:style-name="P1"><text:s text:c="3"/>Rectangle[] r=new Rectangle[size];</text:p>
      <text:p text:style-name="P1"><text:s text:c="3"/>Square[] s=new Square[size];</text:p>
      <text:p text:style-name="P1"><text:s text:c="3"/>Circle[] c=new Circle[size];</text:p>
      <text:p text:style-name="P1"><text:s text:c="3"/>for(int i=0;i&lt;size;i++)</text:p>
      <text:p text:style-name="P1"><text:s text:c="3"/>{</text:p>
      <text:p text:style-name="P1"><text:s text:c="4"/>System.out.print("1--circle\n2--rectangle\n3--square\nenter your choice : ");</text:p>
      <text:p text:style-name="P1"><text:s text:c="4"/>choice=input.nextInt();</text:p>
      <text:p text:style-name="P1"><text:s text:c="4"/>if(choice==1)</text:p>
      <text:p text:style-name="P1"><text:s text:c="7"/>input_fun(c);</text:p>
      <text:p text:style-name="P1"><text:s text:c="4"/>else if(choice==2)</text:p>
      <text:p text:style-name="P1"><text:s text:c="7"/>input_fun(r);</text:p>
      <text:p text:style-name="P1"><text:s text:c="4"/>else if(choice==3)</text:p>
      <text:p text:style-name="P1"><text:s text:c="7"/>input_fun(s);</text:p>
      <text:p text:style-name="P1"><text:s text:c="3"/>}</text:p>
      <text:p text:style-name="P1"><text:s text:c="3"/>output_fun(c,r,s);</text:p>
      <text:p text:style-name="P1"><text:s/>}</text:p>
      <text:p text:style-name="P1"><text:s/>static void input_fun(Rectangle[] r)</text:p>
      <text:p text:style-name="P1"><text:s/>{</text:p>
      <text:p text:style-name="P1"><text:s text:c="3"/>float length,width;</text:p>
      <text:p text:style-name="P1"><text:s text:c="3"/>String color;</text:p>
      <text:p text:style-name="P1"><text:s text:c="3"/>System.out.print("enter length of the rectangle : ");</text:p>
      <text:p text:style-name="P1"><text:s text:c="3"/><text:tab/>length=input.nextFloat();</text:p>
      <text:p text:style-name="P1"><text:s text:c="3"/>System.out.print("enter width : ");</text:p>
      <text:p text:style-name="P1"><text:s text:c="3"/><text:tab/>width=input.nextFloat();</text:p>
      <text:p text:style-name="P1"><text:s text:c="3"/>System.out.print("enter color : ");</text:p>
      <text:p text:style-name="P1"><text:s text:c="3"/><text:tab/>color=input.next();</text:p>
      <text:p text:style-name="P1"><text:s text:c="3"/>r[countr]=new Rectangle(width,length,color);</text:p>
      <text:p text:style-name="P1"><text:s text:c="3"/>countr++;</text:p>
      <text:p text:style-name="P1"><text:s text:c="3"/>}</text:p>
      <text:p text:style-name="P1"><text:s text:c="2"/></text:p>
      <text:p text:style-name="P1"/>
      <text:p text:style-name="P1"><text:s text:c="2"/>static void input_fun(Circle[] c)</text:p>
      <text:p text:style-name="P1"><text:s/>{</text:p>
      <text:p text:style-name="P1"><text:s text:c="3"/>float radius;</text:p>
      <text:p text:style-name="P1"><text:s text:c="3"/>String color;</text:p>
      <text:p text:style-name="P1"><text:s text:c="3"/>System.out.print("enter radius of the circle : ");</text:p>
      <text:p text:style-name="P1"><text:s text:c="3"/><text:tab/>radius=input.nextFloat();</text:p>
      <text:p text:style-name="P1"><text:s text:c="3"/>System.out.print("enter color : ");</text:p>
      <text:p text:style-name="P1"><text:s text:c="3"/><text:tab/>color=input.next();</text:p>
      <text:p text:style-name="P1"><text:s text:c="3"/>c[countc]=new Circle(radius,color);</text:p>
      <text:p text:style-name="P1"><text:s text:c="3"/>countc++;</text:p>
      <text:p text:style-name="P1"><text:s text:c="3"/>}</text:p>
      <text:p text:style-name="P1"><text:s text:c="2"/></text:p>
      <text:p text:style-name="P1"><text:s text:c="2"/>static void input_fun(Square[] s)</text:p>
      <text:p text:style-name="P1"><text:s/>{</text:p>
      <text:p text:style-name="P1"><text:s text:c="3"/>float side;</text:p>
      <text:p text:style-name="P1"><text:s text:c="3"/>String color;</text:p>
      <text:p text:style-name="P1"><text:s text:c="3"/>System.out.print("enter side of the square : ");</text:p>
      <text:p text:style-name="P1"><text:s text:c="3"/><text:tab/>side=input.nextFloat();</text:p>
      <text:p text:style-name="P1"><text:s text:c="3"/>System.out.print("enter color : ");</text:p>
      <text:p text:style-name="P1"><text:s text:c="3"/><text:tab/>color=input.next();</text:p>
      <text:p text:style-name="P1"><text:s text:c="3"/>s[counts]=new Square(side,color);</text:p>
      <text:p text:style-name="P1"><text:s text:c="3"/>counts++;</text:p>
      <text:p text:style-name="P1"><text:s text:c="3"/>}</text:p>
      <text:p text:style-name="P1"><text:s text:c="3"/>static void output_fun(Circle[] c,Rectangle[] r,Square[] s)</text:p>
      <text:p text:style-name="P1"><text:s text:c="3"/>{</text:p>
      <text:p text:style-name="P1"><text:s text:c="4"/>for(int i=0;i&lt;countc;i++)</text:p>
      <text:p text:style-name="P1"><text:s text:c="4"/>{</text:p>
      <text:p text:style-name="P1"><text:s text:c="6"/>if(i==0)</text:p>
      <text:p text:style-name="P1"><text:s text:c="10"/>System.out.println("\t\tCIRCLE");</text:p>
      <text:p text:style-name="P1"><text:soft-page-break/><text:s text:c="6"/>System.out.println("COLOR\t :"+c[i].getColor()+"\nRADIUS\t :"+c[i].getRadius()+"\nAREA\t : "+c[i].getArea()+"\nPERIMETER\t : "+c[i].getPerimeter()+"\n");</text:p>
      <text:p text:style-name="P1"><text:s text:c="4"/>}</text:p>
      <text:p text:style-name="P1"><text:s text:c="5"/>for(int i=0;i&lt;countr;i++)</text:p>
      <text:p text:style-name="P1"><text:s text:c="4"/>{</text:p>
      <text:p text:style-name="P1"><text:s text:c="6"/>if(i==0)</text:p>
      <text:p text:style-name="P1"><text:s text:c="10"/>System.out.println("\t\tRECTANGLE");</text:p>
      <text:p text:style-name="P1"><text:s text:c="6"/>System.out.println("COLOR\t :"+r[i].getColor()+"\nLENGTH\t :"+r[i].getLength()+"\nWIDTH\t :"+r[i].getWidth()+"\nAREA\t : "+r[i].getArea()+"\nPERIMETER\t : "+r[i].getPerimeter()+"\n");</text:p>
      <text:p text:style-name="P1"><text:s text:c="4"/>}</text:p>
      <text:p text:style-name="P1"><text:s text:c="4"/></text:p>
      <text:p text:style-name="P1"><text:s text:c="5"/>for(int i=0;i&lt;counts;i++)</text:p>
      <text:p text:style-name="P1"><text:s text:c="4"/>{</text:p>
      <text:p text:style-name="P1"><text:s text:c="6"/>if(i==0)</text:p>
      <text:p text:style-name="P1"><text:s text:c="10"/>System.out.println("\t\tSQUARE");</text:p>
      <text:p text:style-name="P1"><text:s text:c="6"/>System.out.println("COLOR\t :"+s[i].getColor()+"\nRADIUS\t :"+s[i].getSide()+"\nAREA\t : "+s[i].getArea()+"\nPERIMETER\t : "+s[i].getPerimeter()+"\n");</text:p>
      <text:p text:style-name="P1"><text:s text:c="4"/>}</text:p>
      <text:p text:style-name="P1"/>
      <text:p text:style-name="P1"><text:s text:c="3"/>}</text:p>
      <text:p text:style-name="P1"/>
      <text:p text:style-name="P1">}</text:p>
      <text:p text:style-name="P1"/>
      <text:p text:style-name="P1">/*SAMPLE I/O : </text:p>
      <text:p text:style-name="P1">aswin@aswin-pavilion-15:~/Desktop/sem3/java/lab/ex4b$ javac testAbstract.java </text:p>
      <text:p text:style-name="P1">aswin@aswin-pavilion-15:~/Desktop/sem3/java/lab/ex4b$ java testAbstract</text:p>
      <text:p text:style-name="P1">enter how many shapes you are going to give : 3</text:p>
      <text:p text:style-name="P1">1--circle</text:p>
      <text:p text:style-name="P1">2--rectangle</text:p>
      <text:p text:style-name="P1">3--square</text:p>
      <text:p text:style-name="P1">enter your choice : 1</text:p>
      <text:p text:style-name="P1">enter radius of the circle : 4</text:p>
      <text:p text:style-name="P1">enter color : red</text:p>
      <text:p text:style-name="P1">1--circle</text:p>
      <text:p text:style-name="P1">2--rectangle</text:p>
      <text:p text:style-name="P1">3--square</text:p>
      <text:p text:style-name="P1">enter your choice : 2</text:p>
      <text:p text:style-name="P1">enter length of the rectangle : 2</text:p>
      <text:p text:style-name="P1">enter width : 3</text:p>
      <text:p text:style-name="P1">enter color : greed</text:p>
      <text:p text:style-name="P1">1--circle</text:p>
      <text:p text:style-name="P1">2--rectangle</text:p>
      <text:p text:style-name="P1">3--square</text:p>
      <text:p text:style-name="P1">enter your choice : 3</text:p>
      <text:p text:style-name="P1">enter side of the square : 5</text:p>
      <text:p text:style-name="P1">enter color : yellow</text:p>
      <text:p text:style-name="P1"><text:tab/><text:tab/>CIRCLE</text:p>
      <text:p text:style-name="P1">COLOR<text:tab/> :red</text:p>
      <text:p text:style-name="P1">RADIUS<text:tab/> :4.0</text:p>
      <text:p text:style-name="P1">AREA<text:tab/> : 50.24</text:p>
      <text:p text:style-name="P1">PERIMETER<text:tab/> : 25.12</text:p>
      <text:p text:style-name="P1"/>
      <text:p text:style-name="P1"><text:tab/><text:tab/>RECTANGLE</text:p>
      <text:p text:style-name="P1">COLOR<text:tab/> :greed</text:p>
      <text:p text:style-name="P1">LENGTH<text:tab/> :2.0</text:p>
      <text:p text:style-name="P1">WIDTH<text:tab/> :3.0</text:p>
      <text:p text:style-name="P1">AREA<text:tab/> : 6.0</text:p>
      <text:p text:style-name="P1">PERIMETER<text:tab/> : 10.0</text:p>
      <text:p text:style-name="P1"/>
      <text:p text:style-name="P1"><text:tab/><text:tab/>SQUARE</text:p>
      <text:p text:style-name="P1">COLOR<text:tab/> :yellow</text:p>
      <text:p text:style-name="P1">RADIUS<text:tab/> :5.0</text:p>
      <text:p text:style-name="P1">AREA<text:tab/> : 25.0</text:p>
      <text:p text:style-name="P1">PERIMETER<text:tab/> : 10.0</text:p>
      <text:p text:style-name="P1">*/</text:p>
      <text:p text:style-name="P1"><text:s/><text:tab/><text:tab/><text:tab/><text:tab/><text:tab/>--end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3:59:24.331933759</meta:creation-date>
    <dc:date>2019-08-18T14:02:08.279270915</dc:date>
    <meta:editing-duration>PT2M44S</meta:editing-duration>
    <meta:editing-cycles>1</meta:editing-cycles>
    <meta:document-statistic meta:table-count="0" meta:image-count="0" meta:object-count="0" meta:page-count="8" meta:paragraph-count="527" meta:word-count="1185" meta:character-count="10794" meta:non-whitespace-character-count="9160"/>
    <meta:generator>LibreOffice/6.2.4.2$Linux_X86_64 LibreOffice_project/20$Build-2</meta:generator>
  </office:meta>
</office:document-meta>
</file>